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2E0000003E9005CC91.png" manifest:media-type="image/png"/>
  <manifest:file-entry manifest:full-path="Pictures/100049CE000014C60000043DB97790E4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9005CC91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654240202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office:value-type="date" office:date-value="2024-01-01" calcext:value-type="date">
            <text:p>01/01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3:37:28.904287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>Invoice</dc:title>
    <dc:description>
</dc:description>
    <dc:subject>MattStudios</dc:subject>
    <meta:creation-date>2017-08-20T20:11:38.31</meta:creation-date>
    <meta:editing-cycles>57</meta:editing-cycles>
    <meta:editing-duration>P1DT2H48M31S</meta:editing-duration>
    <meta:initial-creator>Matt Dunning</meta:initial-creator>
    <dc:date>2024-03-09T13:37:35.564468209</dc:date>
    <meta:document-statistic meta:table-count="1" meta:cell-count="32" meta:object-count="1"/>
    <meta:user-defined meta:name="Copyright">(c) 2017 MattStudios</meta:user-defined>
  </office:meta>
</office:document-meta>
</file>